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Open Sans" svg:font-family="'Open Sans', sans-serif"/>
    <style:font-face style:name="Roboto Mono" svg:font-family="'Roboto Mono',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dfa0" officeooo:paragraph-rsid="0009dfa0"/>
    </style:style>
    <style:style style:name="P2" style:family="paragraph" style:parent-style-name="Standard" style:list-style-name="L3">
      <style:paragraph-properties fo:margin-left="0in" fo:margin-right="0in" fo:margin-top="0in" fo:margin-bottom="0in" loext:contextual-spacing="false" fo:line-height="100%" fo:orphans="2" fo:widows="2" fo:text-indent="0in" style:auto-text-indent="false" fo:padding="0in" fo:border="none"/>
    </style:style>
    <style:style style:name="P3" style:family="paragraph" style:parent-style-name="Standard"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4"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officeooo:rsid="000f8165" officeooo:paragraph-rsid="000f8165"/>
    </style:style>
    <style:style style:name="P5"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ans-serif" fo:font-size="10.5pt" fo:letter-spacing="normal" fo:font-style="normal" fo:font-weight="normal" officeooo:rsid="00111fec" officeooo:paragraph-rsid="00111fec" style:font-weight-asian="normal" style:font-weight-complex="normal"/>
    </style:style>
    <style:style style:name="P6" style:family="paragraph" style:parent-style-name="Text_20_body">
      <style:text-properties fo:font-variant="normal" fo:text-transform="none" fo:color="#222222" style:font-name="sans-serif" fo:font-size="10.5pt" fo:letter-spacing="normal" fo:font-style="normal" fo:font-weight="normal" officeooo:rsid="0009dfa0" officeooo:paragraph-rsid="0009dfa0"/>
    </style:style>
    <style:style style:name="P7" style:family="paragraph" style:parent-style-name="Text_20_body">
      <style:paragraph-properties fo:text-align="center" style:justify-single-word="false"/>
      <style:text-properties fo:font-variant="normal" fo:text-transform="none" fo:color="#222222" style:font-name="sans-serif" fo:font-size="10.5pt" fo:letter-spacing="normal" fo:font-style="normal" fo:font-weight="normal" officeooo:rsid="0009dfa0" officeooo:paragraph-rsid="0009dfa0"/>
    </style:style>
    <style:style style:name="P8" style:family="paragraph" style:parent-style-name="Text_20_body">
      <style:paragraph-properties fo:text-align="start" style:justify-single-word="false"/>
      <style:text-properties fo:font-variant="normal" fo:text-transform="none" fo:color="#222222" style:font-name="sans-serif" fo:font-size="10.5pt" fo:letter-spacing="normal" fo:font-style="normal" fo:font-weight="normal" officeooo:rsid="0009dfa0" officeooo:paragraph-rsid="0009dfa0"/>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10" style:family="paragraph" style:parent-style-name="Text_20_body" style:list-style-name="L1">
      <style:paragraph-properties fo:margin-left="0in" fo:margin-right="0in" fo:margin-top="0in" fo:margin-bottom="0in" loext:contextual-spacing="false" fo:line-height="100%" fo:orphans="2" fo:widows="2" fo:text-indent="0in" style:auto-text-indent="false" fo:padding="0in" fo:border="none"/>
    </style:style>
    <style:style style:name="P11" style:family="paragraph" style:parent-style-name="Text_20_body" style:list-style-name="L2">
      <style:paragraph-properties fo:margin-left="0in" fo:margin-right="0in" fo:margin-top="0in" fo:margin-bottom="0in" loext:contextual-spacing="false" fo:line-height="100%" fo:orphans="2" fo:widows="2" fo:text-indent="0in" style:auto-text-indent="false" fo:padding="0in" fo:border="none"/>
    </style:style>
    <style:style style:name="P12" style:family="paragraph" style:parent-style-name="Text_20_body" style:list-style-name="L3">
      <style:paragraph-properties fo:margin-left="0in" fo:margin-right="0in" fo:margin-top="0in" fo:margin-bottom="0in" loext:contextual-spacing="false" fo:line-height="100%" fo:orphans="2" fo:widows="2" fo:text-indent="0in" style:auto-text-indent="false" fo:padding="0in" fo:border="none"/>
    </style:style>
    <style:style style:name="P1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color="#000000" officeooo:rsid="000d2526" officeooo:paragraph-rsid="000d2526"/>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15"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222222" style:font-name="sans-serif" fo:font-size="10.5pt" fo:letter-spacing="normal" fo:font-style="normal" fo:font-weight="normal" officeooo:rsid="000d2526" officeooo:paragraph-rsid="000d2526"/>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officeooo:rsid="000f8165" officeooo:paragraph-rsid="000f8165"/>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officeooo:rsid="00111fec" officeooo:paragraph-rsid="00111fec"/>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ans-serif" fo:font-size="10.5pt" fo:letter-spacing="normal" fo:font-style="normal" fo:font-weight="normal" officeooo:rsid="00111fec" officeooo:paragraph-rsid="00111fec" style:font-weight-asian="normal" style:font-weight-complex="normal"/>
    </style:style>
    <style:style style:name="P20" style:family="paragraph" style:parent-style-name="Text_20_body">
      <style:paragraph-properties fo:margin-top="0in" fo:margin-bottom="0in" loext:contextual-spacing="false" fo:line-height="100%" fo:orphans="2" fo:widows="2" fo:padding="0in" fo:border="none"/>
    </style:style>
    <style:style style:name="P21" style:family="paragraph" style:parent-style-name="Text_20_body" style:list-style-name="L1">
      <style:paragraph-properties fo:margin-top="0in" fo:margin-bottom="0in" loext:contextual-spacing="false" fo:line-height="100%" fo:orphans="2" fo:widows="2" fo:padding="0in" fo:border="none"/>
    </style:style>
    <style:style style:name="P22" style:family="paragraph" style:parent-style-name="Text_20_body">
      <style:paragraph-properties fo:margin-top="0in" fo:margin-bottom="0in" loext:contextual-spacing="false" fo:line-height="100%" fo:orphans="2" fo:widows="2" fo:padding="0in" fo:border="none"/>
      <style:text-properties officeooo:rsid="000a10b6" officeooo:paragraph-rsid="000a10b6"/>
    </style:style>
    <style:style style:name="P23" style:family="paragraph" style:parent-style-name="Text_20_body">
      <style:paragraph-properties fo:margin-top="0in" fo:margin-bottom="0in" loext:contextual-spacing="false" fo:line-height="100%" fo:orphans="2" fo:widows="2" fo:padding="0in" fo:border="none"/>
      <style:text-properties fo:font-variant="normal" fo:text-transform="none" fo:color="#222222" style:font-name="sans-serif" fo:font-size="10.5pt" fo:letter-spacing="normal" fo:font-style="normal" fo:font-weight="normal" officeooo:rsid="000a10b6" officeooo:paragraph-rsid="000a10b6"/>
    </style:style>
    <style:style style:name="P24" style:family="paragraph" style:parent-style-name="Text_20_body" style:list-style-name="L5">
      <style:paragraph-properties fo:margin-top="0in" fo:margin-bottom="0in" loext:contextual-spacing="false" fo:orphans="2" fo:widows="2" fo:padding="0in" fo:border="none"/>
    </style:style>
    <style:style style:name="P25"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ans-serif" fo:font-size="10.5pt" fo:letter-spacing="normal" fo:font-style="normal" fo:font-weight="normal" officeooo:rsid="00111fec" officeooo:paragraph-rsid="00111fec" style:font-weight-asian="normal" style:font-weight-complex="normal"/>
    </style:style>
    <style:style style:name="P26" style:family="paragraph" style:parent-style-name="Heading_20_2">
      <style:paragraph-properties fo:margin-left="0in" fo:margin-right="0in" fo:margin-top="0in" fo:margin-bottom="0in" loext:contextual-spacing="false" fo:line-height="100%" fo:orphans="2" fo:widows="2" fo:text-indent="0in" style:auto-text-indent="false" fo:padding="0in" fo:border="none"/>
      <style:text-properties officeooo:rsid="000d2526" officeooo:paragraph-rsid="000d2526"/>
    </style:style>
    <style:style style:name="P27" style:family="paragraph" style:parent-style-name="Heading_20_2">
      <style:paragraph-properties fo:margin-left="0in" fo:margin-right="0in" fo:margin-top="0in" fo:margin-bottom="0in" loext:contextual-spacing="false" fo:line-height="100%" fo:orphans="2" fo:widows="2" fo:text-indent="0in" style:auto-text-indent="false" fo:padding="0in" fo:border="none"/>
      <style:text-properties fo:color="#000000" officeooo:rsid="000d2526" officeooo:paragraph-rsid="000d2526"/>
    </style:style>
    <style:style style:name="T1" style:family="text">
      <style:text-properties style:text-line-through-style="none" style:text-line-through-type="none" fo:font-size="8.25pt" style:text-underline-style="none" style:text-blinking="false"/>
    </style:style>
    <style:style style:name="T2" style:family="text">
      <style:text-properties fo:color="#222222"/>
    </style:style>
    <style:style style:name="T3" style:family="text">
      <style:text-properties fo:color="#222222" officeooo:rsid="00124e65"/>
    </style:style>
    <style:style style:name="T4" style:family="text">
      <style:text-properties fo:color="#0b0080" style:text-line-through-style="none" style:text-line-through-type="none" style:font-name="sans-serif" fo:font-size="8.25pt" style:text-underline-style="none" style:text-blinking="false"/>
    </style:style>
    <style:style style:name="T5" style:family="text">
      <style:text-properties fo:color="#0b0080" style:text-line-through-style="none" style:text-line-through-type="none" style:text-underline-style="none" style:text-blinking="false"/>
    </style:style>
    <style:style style:name="T6" style:family="text">
      <style:text-properties fo:color="#0b0080" style:text-line-through-style="none" style:text-line-through-type="none" style:text-underline-style="none" style:text-blinking="false" fo:background-color="#ffffff" loext:char-shading-value="0"/>
    </style:style>
    <style:style style:name="T7" style:family="text">
      <style:text-properties fo:color="#0b0080" style:text-line-through-style="none" style:text-line-through-type="none" fo:font-size="8.25pt" style:text-underline-style="none" style:text-blinking="false"/>
    </style:style>
    <style:style style:name="T8" style:family="text">
      <style:text-properties fo:font-variant="normal" fo:text-transform="none" fo:color="#222222" style:font-name="sans-serif" fo:font-size="10.5pt" fo:letter-spacing="normal" fo:font-style="normal" fo:font-weight="normal"/>
    </style:style>
    <style:style style:name="T9" style:family="text">
      <style:text-properties fo:font-variant="normal" fo:text-transform="none" fo:color="#222222" style:text-line-through-style="none" style:text-line-through-type="none" style:font-name="sans-serif" fo:font-size="8.25pt" fo:letter-spacing="normal" fo:font-style="normal" style:text-underline-style="none" fo:font-weight="normal" style:text-blinking="false"/>
    </style:style>
    <style:style style:name="T10"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style:style>
    <style:style style:name="T1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4"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style:style>
    <style:style style:name="T15" style:family="text">
      <style:text-properties officeooo:rsid="000ecde6"/>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CROSERVICES</text:p>
      <text:p text:style-name="P8"/>
      <text:p text:style-name="P8">INTRODUCTION:</text:p>
      <text:p text:style-name="P6">There is no single definition for microservices. A consensus view has evolved over time in the industry. Some of the defining characteristics that are frequently cited include:</text:p>
      <text:list xml:id="list1552941139" text:style-name="L1">
        <text:list-item>
          <text:p text:style-name="P10"><text:span text:style-name="T8">Services in a microservice architecture (MSA) are often </text:span><text:a xlink:type="simple" xlink:href="https://en.wikipedia.org/wiki/Process_(computing)" text:style-name="Internet_20_link" text:visited-style-name="Visited_20_Internet_20_Link"><text:span text:style-name="T11">processes</text:span></text:a><text:span text:style-name="T8"> that communicate over a </text:span><text:a xlink:type="simple" xlink:href="https://en.wikipedia.org/wiki/Computer_network" text:style-name="Internet_20_link" text:visited-style-name="Visited_20_Internet_20_Link"><text:span text:style-name="T11">network</text:span></text:a><text:span text:style-name="T8"> to fulfil a goal using technology-agnostic </text:span><text:a xlink:type="simple" xlink:href="https://en.wikipedia.org/wiki/Communications_protocol" text:style-name="Internet_20_link" text:visited-style-name="Visited_20_Internet_20_Link"><text:span text:style-name="T11">protocols</text:span></text:a><text:span text:style-name="T8"> such as HTTP.</text:span><text:bookmark text:name="cite_ref-martinfowler_2-0"/><text:a xlink:type="simple" xlink:href="https://en.wikipedia.org/wiki/Microservices#cite_note-martinfowler-2" text:style-name="Internet_20_link" text:visited-style-name="Visited_20_Internet_20_Link">[2]</text:a><text:bookmark text:name="cite_ref-3"/><text:a xlink:type="simple" xlink:href="https://en.wikipedia.org/wiki/Microservices#cite_note-3" text:style-name="Internet_20_link" text:visited-style-name="Visited_20_Internet_20_Link">[3]</text:a><text:bookmark text:name="cite_ref-4"/><text:a xlink:type="simple" xlink:href="https://en.wikipedia.org/wiki/Microservices#cite_note-4" text:style-name="Internet_20_link" text:visited-style-name="Visited_20_Internet_20_Link">[4]</text:a></text:p>
        </text:list-item>
        <text:list-item>
          <text:p text:style-name="P21"><text:span text:style-name="T8">Services in a microservice architecture are independently deployable.</text:span><text:bookmark text:name="cite_ref-NMMA16_5-0"/><text:a xlink:type="simple" xlink:href="https://en.wikipedia.org/wiki/Microservices#cite_note-NMMA16-5" text:style-name="Internet_20_link" text:visited-style-name="Visited_20_Internet_20_Link">[5]</text:a><text:bookmark text:name="cite_ref-Micro_Chen_6-0"/><text:a xlink:type="simple" xlink:href="https://en.wikipedia.org/wiki/Microservices#cite_note-Micro_Chen-6" text:style-name="Internet_20_link" text:visited-style-name="Visited_20_Internet_20_Link">[6]</text:a></text:p>
        </text:list-item>
        <text:list-item>
          <text:p text:style-name="P21"><text:span text:style-name="T8">Services are organized around business capabilities</text:span></text:p>
        </text:list-item>
      </text:list>
      <text:p text:style-name="P20"><text:span text:style-name="T8"/></text:p>
      <text:p text:style-name="P22"><text:span text:style-name="T8">BENEFITS:</text:span></text:p>
      <text:p text:style-name="P22"><text:span text:style-name="T8"/></text:p>
      <text:p text:style-name="P23">The benefit of decomposing an application into different smaller services are numerous:</text:p>
      <text:list xml:id="list1589729421" text:style-name="L2">
        <text:list-item>
          <text:p text:style-name="P11"><text:a xlink:type="simple" xlink:href="https://en.wikipedia.org/wiki/Modular_programming" text:style-name="Internet_20_link" text:visited-style-name="Visited_20_Internet_20_Link"><text:span text:style-name="T11">Modularity</text:span></text:a><text:span text:style-name="T8">: This makes the application easier to understand, develop, test, and become more resilient to architecture erosion.</text:span><text:bookmark text:name="cite_ref-Micro_Chen_6-2"/><text:a xlink:type="simple" xlink:href="https://en.wikipedia.org/wiki/Microservices#cite_note-Micro_Chen-6" text:style-name="Internet_20_link" text:visited-style-name="Visited_20_Internet_20_Link"><text:span text:style-name="T13">[6]</text:span></text:a><text:span text:style-name="T8"> This benefit is often argued in comparison to the complexity of monolithic architectures.</text:span><text:bookmark text:name="cite_ref-33"/><text:a xlink:type="simple" xlink:href="https://en.wikipedia.org/wiki/Microservices#cite_note-33" text:style-name="Internet_20_link" text:visited-style-name="Visited_20_Internet_20_Link"><text:span text:style-name="T13">[33]</text:span></text:a></text:p>
        </text:list-item>
      </text:list>
      <text:list xml:id="list4293886270" text:style-name="L3">
        <text:list-item>
          <text:p text:style-name="P12"><text:a xlink:type="simple" xlink:href="https://en.wikipedia.org/wiki/Scalability" text:style-name="Internet_20_link" text:visited-style-name="Visited_20_Internet_20_Link"><text:span text:style-name="T11">Scalability</text:span></text:a><text:span text:style-name="T8">: Since microservices are implemented and deployed independently of each other, i.e. they run within independent processes, they can be monitored and scaled independently.</text:span></text:p>
        </text:list-item>
        <text:list-item>
          <text:p text:style-name="P2"><text:a xlink:type="simple" xlink:href="https://en.wikipedia.org/wiki/System_integration" text:style-name="Internet_20_link" text:visited-style-name="Visited_20_Internet_20_Link"><text:span text:style-name="T12">ntegration</text:span></text:a><text:span text:style-name="T9"> </text:span><text:span text:style-name="T10">of heterogeneous and </text:span><text:a xlink:type="simple" xlink:href="https://en.wikipedia.org/wiki/Legacy_system" text:style-name="Internet_20_link" text:visited-style-name="Visited_20_Internet_20_Link"><text:span text:style-name="T12">legacy systems</text:span></text:a><text:span text:style-name="T10">: microservices is considered as a viable mean for modernizing existing monolithic software application.</text:span><text:bookmark text:name="cite_ref-35"/><text:a xlink:type="simple" xlink:href="https://en.wikipedia.org/wiki/Microservices#cite_note-35" text:style-name="Internet_20_link" text:visited-style-name="Visited_20_Internet_20_Link">[35]</text:a><text:bookmark text:name="cite_ref-36"/><text:a xlink:type="simple" xlink:href="https://en.wikipedia.org/wiki/Microservices#cite_note-36" text:style-name="Internet_20_link" text:visited-style-name="Visited_20_Internet_20_Link">[36]</text:a><text:span text:style-name="T9"> </text:span><text:span text:style-name="T10">There are experience reports of several companies who have successfully replaced (parts of) their existing software by microservices, or are in the process of doing so.</text:span><text:bookmark text:name="cite_ref-37"/><text:a xlink:type="simple" xlink:href="https://en.wikipedia.org/wiki/Microservices#cite_note-37" text:style-name="Internet_20_link" text:visited-style-name="Visited_20_Internet_20_Link"><text:span text:style-name="T13">[37]</text:span></text:a><text:span text:style-name="T9"> </text:span><text:span text:style-name="T10">The process for </text:span><text:a xlink:type="simple" xlink:href="https://en.wikipedia.org/wiki/Software_modernization" text:style-name="Internet_20_link" text:visited-style-name="Visited_20_Internet_20_Link"><text:span text:style-name="T12">Software modernization</text:span></text:a><text:span text:style-name="T9"> </text:span><text:span text:style-name="T10">of legacy applications is done using an incremental approach</text:span></text:p>
        </text:list-item>
      </text:list>
      <text:p text:style-name="P9"><text:span text:style-name="T13"/></text:p>
      <text:h text:style-name="P27" text:outline-level="2"><text:span text:style-name="T14">CRITICISM AND CONCERNS:</text:span></text:h>
      <text:p text:style-name="P13"><text:span text:style-name="T14"/></text:p>
      <text:p text:style-name="P16"><text:span text:style-name="T1">The microservices approach is subject to criticism for a number of issues:</text:span></text:p>
      <text:list xml:id="list2965386850" text:style-name="L4">
        <text:list-item>
          <text:p text:style-name="P15">Services form information barriers.</text:p>
        </text:list-item>
        <text:list-item>
          <text:p text:style-name="P15">Inter-service calls over a network have a higher cost in terms of network latency and message processing time than in-process <text:a xlink:type="simple" xlink:href="https://en.wikipedia.org/wiki/Function_call" text:style-name="Internet_20_link" text:visited-style-name="Visited_20_Internet_20_Link"><text:span text:style-name="T5">calls</text:span></text:a> within a <text:a xlink:type="simple" xlink:href="https://en.wikipedia.org/wiki/Monolithic_system" text:style-name="Internet_20_link" text:visited-style-name="Visited_20_Internet_20_Link"><text:span text:style-name="T5">monolithic</text:span></text:a> service process.</text:p>
        </text:list-item>
      </text:list>
      <text:list xml:id="list1016010638" text:style-name="L5">
        <text:list-item>
          <text:p text:style-name="P24"><text:a xlink:type="simple" xlink:href="https://en.wikipedia.org/wiki/Software_testing" text:style-name="Internet_20_link" text:visited-style-name="Visited_20_Internet_20_Link"><text:span text:style-name="T11">Testing</text:span></text:a><text:span text:style-name="T8"> and </text:span><text:a xlink:type="simple" xlink:href="https://en.wikipedia.org/wiki/Software_deployment" text:style-name="Internet_20_link" text:visited-style-name="Visited_20_Internet_20_Link"><text:span text:style-name="T11">deployment</text:span></text:a><text:span text:style-name="T8"> are more complicated</text:span></text:p>
        </text:list-item>
      </text:list>
      <text:list xml:id="list232225169143931" text:continue-list="list2965386850" text:style-name="L4">
        <text:list-item>
          <text:p text:style-name="P3">Moving responsibilities between services is more difficult.<text:bookmark text:name="cite_ref-Micro_Chen_6-3"/><text:a xlink:type="simple" xlink:href="https://en.wikipedia.org/wiki/Microservices#cite_note-Micro_Chen-6" text:style-name="Internet_20_link" text:visited-style-name="Visited_20_Internet_20_Link"><text:span text:style-name="T7">[6]</text:span></text:a> It may involve communication between different teams, rewriting the functionality in another language or fitting it into a different infrastructure.<text:bookmark text:name="cite_ref-martinfowler_2-3"/><text:a xlink:type="simple" xlink:href="https://en.wikipedia.org/wiki/Microservices#cite_note-martinfowler-2" text:style-name="Internet_20_link" text:visited-style-name="Visited_20_Internet_20_Link"><text:span text:style-name="T7">[2]</text:span></text:a> However, Microservices can be deployed independently from the rest of the application while teams working on monoliths need to synchronize to deploy togethe<text:span text:style-name="T15">r</text:span></text:p>
        </text:list-item>
        <text:list-item>
          <text:p text:style-name="P15">The very concept of microservice is misleading, since there are only services. There is no sound definition of when a service starts or stops being a microservice</text:p>
        </text:list-item>
      </text:list>
      <text:p text:style-name="P14"/>
      <text:p text:style-name="P17">COGNITIVE LOAD:</text:p>
      <text:p text:style-name="P17"/>
      <text:p text:style-name="P4">The architecture introduces additional complexity and new problems to deal with, such as <text:a xlink:type="simple" xlink:href="https://en.wikipedia.org/wiki/Network_latency" text:style-name="Internet_20_link" text:visited-style-name="Visited_20_Internet_20_Link"><text:span text:style-name="T6">network latency</text:span></text:a>, <text:a xlink:type="simple" xlink:href="https://en.wikipedia.org/wiki/Message_format" text:style-name="Internet_20_link" text:visited-style-name="Visited_20_Internet_20_Link"><text:span text:style-name="T6">message format</text:span></text:a> design,<text:a xlink:type="simple" xlink:href="https://en.wikipedia.org/wiki/Backup" text:style-name="Internet_20_link" text:visited-style-name="Visited_20_Internet_20_Link"><text:span text:style-name="T6">Backup</text:span></text:a>/Availability/Consistency (BAC),<text:a xlink:type="simple" xlink:href="https://en.wikipedia.org/wiki/Load_balancing_(computing)" text:style-name="Internet_20_link" text:visited-style-name="Visited_20_Internet_20_Link"><text:span text:style-name="T6">load balancing</text:span></text:a> and <text:a xlink:type="simple" xlink:href="https://en.wikipedia.org/wiki/Fault_tolerance" text:style-name="Internet_20_link" text:visited-style-name="Visited_20_Internet_20_Link"><text:span text:style-name="T6">fault tolerance</text:span></text:a>. All of these problems have to be addressed at scale. According to the findings from the State of Microservices 2020 report, maintenance and debugging is still one of the biggest problems for the development teams building microservices</text:p>
      <text:p text:style-name="P17"/>
      <text:p text:style-name="P18">TECHNOLOGIES:</text:p>
      <text:p text:style-name="P18"/>
      <text:p text:style-name="P18">Computer microservices can be implemented in different programming languages and might use different infrastructures. Therefore, the most important technology choices are the way microservices communicate with each other (synchronous, asynchronous, UI <text:soft-page-break/>integration) and the protocols used for the communication (<text:a xlink:type="simple" xlink:href="https://en.wikipedia.org/wiki/RESTful" text:style-name="Internet_20_link" text:visited-style-name="Visited_20_Internet_20_Link"><text:span text:style-name="T6">RESTful</text:span></text:a> HTTP, messaging, <text:a xlink:type="simple" xlink:href="https://en.wikipedia.org/wiki/GraphQL" text:style-name="Internet_20_link" text:visited-style-name="Visited_20_Internet_20_Link"><text:span text:style-name="T6">GraphQL</text:span></text:a> ...). In a traditional system, most technology choices like the programming language impact the whole system. Therefore, the approach for choosing technologies is quite different</text:p>
      <text:p text:style-name="P18"/>
      <text:h text:style-name="P25" text:outline-level="3"><text:bookmark text:name="A_comparison_of_platforms"/>A comparison of platforms:</text:h>
      <text:p text:style-name="P19"/>
      <text:p text:style-name="P5"><text:span text:style-name="T2">Implementing a </text:span><text:a xlink:type="simple" xlink:href="https://en.wikipedia.org/wiki/Microservice" text:style-name="Internet_20_link" text:visited-style-name="Visited_20_Internet_20_Link"><text:span text:style-name="T6">microservice</text:span></text:a><text:span text:style-name="T2"> architecture is difficult. There are many concerns (see table below) that any microservice architecture needs to address. </text:span><text:a xlink:type="simple" xlink:href="https://en.wikipedia.org/wiki/Netflix" text:style-name="Internet_20_link" text:visited-style-name="Visited_20_Internet_20_Link"><text:span text:style-name="T6">Netflix</text:span></text:a><text:span text:style-name="T2"> developed a microservice framework to support their internal applications, and then open-sourced many portions of that framework. Many of these tools have been popularized via the </text:span><text:a xlink:type="simple" xlink:href="https://en.wikipedia.org/wiki/Spring_Framework" text:style-name="Internet_20_link" text:visited-style-name="Visited_20_Internet_20_Link"><text:span text:style-name="T6">Spring Framework</text:span></text:a><text:span text:style-name="T2"> – they have been re-implemented as Spring-based tools under the umbrella of the Spring Clou</text:span><text:span text:style-name="T3">d</text:span></text:p>
      <text:p text:style-name="P19"/>
      <text:p text:style-name="P18"/>
      <text:p text:style-name="P17"/>
      <text:p text:style-name="P13"><text:span text:style-name="T14"/></text:p>
      <text:h text:style-name="P26" text:outline-level="2"><text:span text:style-name="T13"><text:s/></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Open Sans" svg:font-family="'Open Sans', sans-serif"/>
    <style:font-face style:name="Roboto Mono" svg:font-family="'Roboto Mono',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22:41:51.138648680</meta:creation-date>
    <dc:date>2020-04-10T23:22:24.401057716</dc:date>
    <meta:editing-duration>PT40M30S</meta:editing-duration>
    <meta:editing-cycles>10</meta:editing-cycles>
    <meta:generator>LibreOffice/6.0.7.3$Linux_X86_64 LibreOffice_project/00m0$Build-3</meta:generator>
    <meta:document-statistic meta:table-count="0" meta:image-count="0" meta:object-count="0" meta:page-count="2" meta:paragraph-count="25" meta:word-count="530" meta:character-count="3782" meta:non-whitespace-character-count="3285"/>
  </office:meta>
</office:document-meta>
</file>